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FreeSans1" svg:font-family="FreeSans" style:font-pitch="variable"/>
    <style:font-face style:name="Gargi" svg:font-family="Gargi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4.75cm" fo:min-width="29.5cm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5.75cm" fo:min-width="25.5cm"/>
    </style:style>
    <style:style style:name="gr3" style:family="graphic" style:parent-style-name="standard">
      <style:graphic-properties svg:stroke-color="#55308d" draw:fill-color="#55308d" draw:textarea-horizontal-align="justify" draw:textarea-vertical-align="middle" draw:auto-grow-height="false" fo:min-height="1.75cm" fo:min-width="29.5cm"/>
      <style:paragraph-properties style:writing-mode="lr-tb"/>
    </style:style>
    <style:style style:name="gr4" style:family="graphic" style:parent-style-name="standard">
      <style:graphic-properties draw:stroke="solid" draw:stroke-dash="Dot" svg:stroke-width="0.08cm" svg:stroke-color="#55308d" draw:marker-start="" draw:marker-start-width="0.38cm" draw:marker-start-center="false" draw:marker-end="" draw:marker-end-width="0.38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1.31cm" fo:min-width="2.697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5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343cm" fo:min-width="10.446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none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34cm" fo:min-width="4.72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3cm" fo:min-width="29.5cm"/>
      <style:paragraph-properties style:writing-mode="lr-tb"/>
    </style:style>
    <style:style style:name="gr8" style:family="graphic" style:parent-style-name="standard">
      <style:graphic-properties svg:stroke-linecap="butt" draw:textarea-horizontal-align="justify" draw:textarea-vertical-align="middle" draw:auto-grow-height="false" fo:min-height="5.25cm" fo:min-width="4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6.75cm" fo:min-width="25.5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00" fo:min-height="2.203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00" fo:min-height="2.44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5cm" fo:min-width="5.5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0.04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765cm" fo:min-width="5.5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gr18" style:family="graphic" style:parent-style-name="standard">
      <style:graphic-properties draw:fill-color="#55308d" draw:textarea-horizontal-align="justify" draw:textarea-vertical-align="middle" draw:auto-grow-height="false" fo:min-height="0.569cm" fo:min-width="4.63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53cm" fo:min-width="3.111cm" fo:padding-left="0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6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354cm" fo:min-width="3.1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36cm"/>
      <style:paragraph-properties style:writing-mode="lr-tb"/>
    </style:style>
    <style:style style:name="gr23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-color="#55308d"/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text-align="center" fo:text-indent="0cm" style:writing-mode="lr-tb"/>
    </style:style>
    <style:style style:name="P9" style:family="paragraph">
      <loext:graphic-properties draw:fill-color="#333333"/>
      <style:paragraph-properties fo:margin-left="0cm" fo:margin-right="0cm" fo:text-align="center" fo:text-indent="0cm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text-align="start" fo:text-indent="0.6cm" style:writing-mode="lr-tb"/>
    </style:style>
    <style:style style:name="P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00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333333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333333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-color="#55308d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 style:writing-mode="lr-tb"/>
      <style:text-properties fo:color="#333333" loext:opacity="100%" style:text-position="0% 100%" fo:font-size="15pt" fo:font-weight="bold" style:font-size-asian="15pt" style:font-weight-asian="bold" style:font-size-complex="15pt" style:font-weight-complex="bold"/>
    </style:style>
    <style:style style:name="P23" style:family="paragraph">
      <style:text-properties style:text-position="0% 100%" fo:font-size="15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style:text-position="0% 100%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position="0% 100%" fo:font-size="15pt" style:font-size-asian="15pt" style:font-size-complex="15pt"/>
    </style:style>
    <style:style style:name="P26" style:family="paragraph">
      <loext:graphic-properties draw:fill-color="#333333"/>
      <style:paragraph-properties fo:text-align="center"/>
      <style:text-properties style:text-position="0% 100%" fo:font-size="11pt"/>
    </style:style>
    <style:style style:name="P27" style:family="paragraph">
      <style:text-properties fo:color="#c9211e" loext:opacity="100%" style:font-name="FreeMono" fo:letter-spacing="-0.03cm" fo:text-shadow="none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c9211e" loext:opacity="100%" style:font-name="FreeMono" fo:letter-spacing="-0.03cm" fo:text-shadow="none" fo:font-weight="bold" style:font-weight-asian="bold" style:font-weight-complex="bold"/>
    </style:style>
    <style:style style:name="P29" style:family="paragraph">
      <style:paragraph-properties fo:text-align="start" style:writing-mode="lr-tb"/>
      <style:text-properties fo:color="#333333" loext:opacity="100%" style:text-position="0% 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33333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cm" svg:height="15cm" svg:x="3.6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cm" svg:height="6cm" svg:x="5.675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0cm" svg:height="2cm" svg:x="3.675cm" svg:y="1cm">
          <text:p/>
          <draw:enhanced-geometry svg:viewBox="0 0 21600 21600" draw:type="rectangle" draw:enhanced-path="M 0 0 L 21600 0 21600 21600 0 21600 0 0 Z N"/>
        </draw:custom-shape>
        <draw:custom-shape draw:name="Outline" draw:style-name="gr4" draw:text-style-name="P5" draw:layer="layout" svg:width="3.25cm" svg:height="1.625cm" svg:x="4.75cm" svg:y="1.125cm">
          <text:p text:style-name="P4"><text:span text:style-name="T1">Car Pool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name="Simple" draw:style-name="gr5" draw:text-style-name="P7" draw:layer="layout" svg:width="10.972cm" svg:height="0.628cm" svg:x="13.028cm" svg:y="1.75cm">
          <text:p text:style-name="P6"><text:span text:style-name="T2">Home</text:span><text:span text:style-name="T3"> <text:s text:c="2"/>Book Ride <text:s text:c="2"/>Offer Rid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0" draw:style-name="gr6" draw:text-style-name="P7" draw:layer="layout" svg:width="5.25cm" svg:height="0.625cm" svg:x="27cm" svg:y="1.725cm">
          <text:p text:style-name="P6"><text:span text:style-name="T3">Login <text:s text:c="2"/>SingUp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9" draw:layer="layout" svg:width="30cm" svg:height="3.25cm" svg:x="3.675cm" svg:y="16.75cm">
          <text:p text:style-name="P8">Copyright 202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6cm" svg:y="10.9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12.75cm" svg:y="10.9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19.5cm" svg:y="10.9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25.75cm" svg:y="10.9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6cm" svg:height="7cm" svg:x="5.675cm" svg:y="3.25cm">
          <text:p text:style-name="P12"><text:span text:style-name="T6">Slider for Offers</text:span></text:p>
          <draw:enhanced-geometry svg:viewBox="0 0 21600 21600" draw:type="rectangle" draw:enhanced-path="M 0 0 L 21600 0 21600 21600 0 21600 0 0 Z N"/>
        </draw:custom-shape>
        <draw:g>
          <draw:connector draw:style-name="gr10" draw:text-style-name="P13" draw:layer="layout" draw:type="lines" draw:line-skew="-1.674cm" svg:x1="3.675cm" svg:y1="2cm" svg:x2="1.502cm" svg:y2="5.183cm" draw:start-shape="id1" svg:d="M3675 2000h-2175l2 3183" svg:viewBox="0 0 2176 3184">
            <text:p/>
          </draw:connector>
          <draw:frame draw:style-name="gr11" draw:text-style-name="P14" draw:layer="layout" svg:width="6cm" svg:height="2.453cm" svg:x="0.25cm" svg:y="5.297cm">
            <draw:text-box>
              <text:p><text:span text:style-name="T7">Header </text:span><text:span text:style-name="T7">Compo</text:span><text:span text:style-name="T7">nent</text:span></text:p>
            </draw:text-box>
          </draw:frame>
        </draw:g>
        <draw:g>
          <draw:connector draw:style-name="gr10" draw:text-style-name="P13" draw:layer="layout" draw:type="lines" draw:line-skew="-1.674cm" svg:x1="31.682cm" svg:y1="3.75cm" svg:x2="33.946cm" svg:y2="6.933cm" svg:d="M31682 3750h2266l-2 3183" svg:viewBox="0 0 2267 3184">
            <text:p/>
          </draw:connector>
          <draw:frame draw:style-name="gr11" draw:text-style-name="P14" draw:layer="layout" svg:width="6.25cm" svg:height="2.453cm" svg:x="29cm" svg:y="7.047cm">
            <draw:text-box>
              <text:p><text:span text:style-name="T7">Slider </text:span><text:span text:style-name="T7">Compo</text:span><text:span text:style-name="T7">nent</text:span></text:p>
            </draw:text-box>
          </draw:frame>
        </draw:g>
        <draw:g>
          <draw:connector draw:style-name="gr10" draw:text-style-name="P13" draw:layer="layout" draw:type="lines" draw:line-skew="-1.674cm" svg:x1="31.661cm" svg:y1="16cm" svg:x2="34.287cm" svg:y2="13.262cm" svg:d="M31661 16000h2629l-3-2738" svg:viewBox="0 0 2630 2739">
            <text:p/>
          </draw:connector>
          <draw:frame draw:style-name="gr12" draw:text-style-name="P14" draw:layer="layout" svg:width="7.25cm" svg:height="2.697cm" svg:x="28.75cm" svg:y="10.466cm">
            <draw:text-box>
              <text:p><text:span text:style-name="T7">Slider </text:span><text:span text:style-name="T7">Compo</text:span><text:span text:style-name="T7">nent</text:span></text:p>
            </draw:text-box>
          </draw:frame>
        </draw:g>
        <draw:frame draw:style-name="gr12" draw:text-style-name="P14" draw:layer="layout" svg:width="7.25cm" svg:height="2.697cm" svg:x="24.5cm" svg:y="17cm">
          <draw:text-box>
            <text:p><text:span text:style-name="T7">Footer </text:span><text:span text:style-name="T7">Compo</text:span><text:span text:style-name="T7">nen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30cm" svg:height="15cm" svg:x="3.67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0cm" svg:height="2cm" svg:x="3.675cm" svg:y="1cm">
          <text:p/>
          <draw:enhanced-geometry svg:viewBox="0 0 21600 21600" draw:type="rectangle" draw:enhanced-path="M 0 0 L 21600 0 21600 21600 0 21600 0 0 Z N"/>
        </draw:custom-shape>
        <draw:custom-shape draw:name="Outline_0" draw:style-name="gr4" draw:text-style-name="P5" draw:layer="layout" svg:width="3.25cm" svg:height="1.625cm" svg:x="4.75cm" svg:y="1.125cm">
          <text:p text:style-name="P4"><text:span text:style-name="T1">Car Pool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name="Simple_1" draw:style-name="gr5" draw:text-style-name="P7" draw:layer="layout" svg:width="10.972cm" svg:height="0.628cm" svg:x="13.028cm" svg:y="1.75cm">
          <text:p text:style-name="P6"><text:span text:style-name="T3">Home <text:s text:c="2"/>Book Ride <text:s text:c="2"/>Offer Rid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2" draw:style-name="gr6" draw:text-style-name="P7" draw:layer="layout" svg:width="5.25cm" svg:height="0.625cm" svg:x="27cm" svg:y="1.725cm">
          <text:p text:style-name="P6"><text:span text:style-name="T3">Login <text:s text:c="2"/>SingUp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9" draw:layer="layout" svg:width="30cm" svg:height="3.25cm" svg:x="3.675cm" svg:y="16.75cm">
          <text:p text:style-name="P8">Copyright 2020</text:p>
          <draw:enhanced-geometry svg:viewBox="0 0 21600 21600" draw:type="rectangle" draw:enhanced-path="M 0 0 L 21600 0 21600 21600 0 21600 0 0 Z N"/>
        </draw:custom-shape>
        <draw:g>
          <draw:connector draw:style-name="gr10" draw:text-style-name="P13" draw:layer="layout" draw:type="lines" draw:line-skew="-1.674cm" svg:x1="3.675cm" svg:y1="2cm" svg:x2="1.502cm" svg:y2="5.183cm" draw:start-shape="id2" svg:d="M3675 2000h-2175l2 3183" svg:viewBox="0 0 2176 3184">
            <text:p/>
          </draw:connector>
          <draw:frame draw:style-name="gr11" draw:text-style-name="P14" draw:layer="layout" svg:width="6cm" svg:height="2.453cm" svg:x="0.25cm" svg:y="5.297cm">
            <draw:text-box>
              <text:p><text:span text:style-name="T7">Header </text:span><text:span text:style-name="T7">Compo</text:span><text:span text:style-name="T7">nent</text:span></text:p>
            </draw:text-box>
          </draw:frame>
        </draw:g>
        <draw:frame draw:style-name="gr12" draw:text-style-name="P14" draw:layer="layout" svg:width="7.25cm" svg:height="2.697cm" svg:x="24.5cm" svg:y="17cm">
          <draw:text-box>
            <text:p><text:span text:style-name="T7">Footer </text:span><text:span text:style-name="T7">Compo</text:span><text:span text:style-name="T7">nent</text:span></text:p>
          </draw:text-box>
        </draw:frame>
        <draw:g>
          <draw:custom-shape draw:style-name="gr13" draw:text-style-name="P15" draw:layer="layout" svg:width="6.074cm" svg:height="1.015cm" svg:x="16.925cm" svg:y="4.03cm">
            <text:p text:style-name="P15"><text:span text:style-name="T8">Location</text:span><text:span text:style-name="T9"> </text:span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6" draw:layer="layout" svg:width="3.797cm" svg:height="1.208cm" svg:x="12.749cm" svg:y="4cm">
            <draw:text-box>
              <text:p><text:span text:style-name="T10">From</text:span></text:p>
            </draw:text-box>
          </draw:frame>
          <draw:custom-shape draw:style-name="gr15" draw:text-style-name="P17" draw:layer="layout" svg:width="0.759cm" svg:height="0.581cm" svg:x="21.973cm" svg:y="4.29cm">
            <text:p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</draw:g>
        <draw:g>
          <draw:custom-shape draw:style-name="gr16" draw:text-style-name="P18" draw:layer="layout" svg:width="6.075cm" svg:height="1.015cm" svg:x="16.925cm" svg:y="5.634cm">
            <text:p text:style-name="P18"><text:span text:style-name="T8">Locatio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9" draw:layer="layout" svg:width="3.796cm" svg:height="1.154cm" svg:x="12.75cm" svg:y="5.604cm">
            <draw:text-box>
              <text:p><text:span text:style-name="T11">To</text:span></text:p>
            </draw:text-box>
          </draw:frame>
          <draw:custom-shape draw:style-name="gr15" draw:text-style-name="P17" draw:layer="layout" svg:width="0.758cm" svg:height="0.582cm" svg:x="21.975cm" svg:y="5.894cm">
            <text:p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8" draw:text-style-name="P21" draw:layer="layout" svg:width="5.693cm" svg:height="1.161cm" svg:x="14.838cm" svg:y="7.339cm">
          <text:p text:style-name="P20"><text:span text:style-name="T12">Search Rid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26cm" svg:height="6cm" svg:x="5.25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5.575cm" svg:y="10.3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12.325cm" svg:y="10.3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19.075cm" svg:y="10.3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5.5cm" svg:x="25.325cm" svg:y="10.35cm">
          <text:p text:style-name="P10"><text:span text:style-name="T4">Ride Name</text:span></text:p>
          <text:p text:style-name="P10"><text:span text:style-name="T4">From</text:span><text:span text:style-name="T5">: Hyderabd</text:span></text:p>
          <text:p text:style-name="P10"><text:span text:style-name="T4">To</text:span><text:span text:style-name="T5">: Delhi</text:span></text:p>
          <text:p text:style-name="P10"><text:span text:style-name="T4">Ride Provider:</text:span></text:p>
          <text:p text:style-name="P10"><text:span text:style-name="T5">Anurag Sinha</text:span></text:p>
          <text:p text:style-name="P10"><text:span text:style-name="T4">Seats Left:</text:span><text:span text:style-name="T5"> 4</text:span></text:p>
          <text:p text:style-name="P10"><text:span text:style-name="T5"/></text:p>
          <text:p text:style-name="P11"><text:span text:style-name="T4">Book Now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30cm" svg:height="15cm" svg:x="3.6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0cm" svg:height="2cm" svg:x="3.675cm" svg:y="1cm">
          <text:p/>
          <draw:enhanced-geometry svg:viewBox="0 0 21600 21600" draw:type="rectangle" draw:enhanced-path="M 0 0 L 21600 0 21600 21600 0 21600 0 0 Z N"/>
        </draw:custom-shape>
        <draw:custom-shape draw:name="Outline_1" draw:style-name="gr4" draw:text-style-name="P5" draw:layer="layout" svg:width="3.25cm" svg:height="1.625cm" svg:x="4.75cm" svg:y="1.125cm">
          <text:p text:style-name="P4"><text:span text:style-name="T1">Car Pool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name="Simple_4" draw:style-name="gr5" draw:text-style-name="P7" draw:layer="layout" svg:width="10.972cm" svg:height="0.628cm" svg:x="13.028cm" svg:y="1.75cm">
          <text:p text:style-name="P6"><text:span text:style-name="T3">Home <text:s text:c="2"/>Book Ride <text:s text:c="2"/>Offer Rid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5" draw:style-name="gr6" draw:text-style-name="P7" draw:layer="layout" svg:width="5.25cm" svg:height="0.625cm" svg:x="27cm" svg:y="1.725cm">
          <text:p text:style-name="P6"><text:span text:style-name="T3">Login <text:s text:c="2"/>SingUp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9" draw:layer="layout" svg:width="30cm" svg:height="3.25cm" svg:x="3.675cm" svg:y="16.75cm">
          <text:p text:style-name="P8">Copyright 2020</text:p>
          <draw:enhanced-geometry svg:viewBox="0 0 21600 21600" draw:type="rectangle" draw:enhanced-path="M 0 0 L 21600 0 21600 21600 0 21600 0 0 Z N"/>
        </draw:custom-shape>
        <draw:g>
          <draw:connector draw:style-name="gr10" draw:text-style-name="P13" draw:layer="layout" draw:type="lines" draw:line-skew="-1.674cm" svg:x1="3.675cm" svg:y1="2cm" svg:x2="1.502cm" svg:y2="5.183cm" svg:d="M3675 2000h-2175l2 3183" svg:viewBox="0 0 2176 3184">
            <text:p/>
          </draw:connector>
          <draw:frame draw:style-name="gr11" draw:text-style-name="P14" draw:layer="layout" svg:width="6cm" svg:height="2.453cm" svg:x="0.25cm" svg:y="5.297cm">
            <draw:text-box>
              <text:p><text:span text:style-name="T7">Heade</text:span><text:span text:style-name="T7">r </text:span><text:span text:style-name="T7">Comp</text:span><text:span text:style-name="T7">onent</text:span></text:p>
            </draw:text-box>
          </draw:frame>
        </draw:g>
        <draw:frame draw:style-name="gr12" draw:text-style-name="P14" draw:layer="layout" svg:width="7.25cm" svg:height="2.697cm" svg:x="24.5cm" svg:y="17cm">
          <draw:text-box>
            <text:p><text:span text:style-name="T7">Footer </text:span><text:span text:style-name="T7">Component</text:span></text:p>
          </draw:text-box>
        </draw:frame>
        <draw:g>
          <draw:g>
            <draw:custom-shape draw:style-name="gr19" draw:text-style-name="P22" draw:layer="layout" svg:width="3.611cm" svg:height="0.603cm" svg:x="18.154cm" svg:y="7.179cm">
              <text:p text:style-name="P22"><text:span text:style-name="T13">Numb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24" draw:layer="layout" svg:width="2.257cm" svg:height="0.839cm" svg:x="15.671cm" svg:y="7.161cm">
              <draw:text-box>
                <text:p text:style-name="P23"><text:span text:style-name="T14">Seats</text:span></text:p>
              </draw:text-box>
            </draw:frame>
          </draw:g>
          <draw:g>
            <draw:custom-shape draw:style-name="gr21" draw:text-style-name="P25" draw:layer="layout" svg:width="3.612cm" svg:height="0.604cm" svg:x="18.153cm" svg:y="6.221cm">
              <text:p text:style-name="P25"><text:span text:style-name="T13">Location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24" draw:layer="layout" svg:width="2.257cm" svg:height="0.839cm" svg:x="15.671cm" svg:y="6.204cm">
              <draw:text-box>
                <text:p text:style-name="P23"><text:span text:style-name="T14">To</text:span></text:p>
              </draw:text-box>
            </draw:frame>
            <draw:custom-shape draw:style-name="gr23" draw:text-style-name="P26" draw:layer="layout" svg:width="0.45cm" svg:height="0.346cm" svg:x="21.156cm" svg:y="6.376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</draw:g>
          <draw:custom-shape draw:style-name="gr18" draw:text-style-name="P21" draw:layer="layout" svg:width="5.693cm" svg:height="1.161cm" svg:x="15.872cm" svg:y="8.589cm">
            <text:p text:style-name="P20"><text:span text:style-name="T12">Sear</text:span><text:span text:style-name="T12">ch </text:span><text:span text:style-name="T12">Ride</text:span><text:span text:style-name="T12">s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g>
            <draw:custom-shape draw:style-name="gr2" draw:text-style-name="P2" draw:layer="layout" svg:width="26cm" svg:height="6cm" svg:x="5.67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5.5cm" svg:x="6cm" svg:y="10.85cm">
              <text:p text:style-name="P10"><text:span text:style-name="T4">Ride </text:span><text:span text:style-name="T4">Name</text:span></text:p>
              <text:p text:style-name="P10"><text:span text:style-name="T4">From</text:span><text:span text:style-name="T5">: </text:span><text:span text:style-name="T5">Hyder</text:span><text:span text:style-name="T5">abd</text:span></text:p>
              <text:p text:style-name="P10"><text:span text:style-name="T4">To</text:span><text:span text:style-name="T5">: </text:span><text:span text:style-name="T5">Delhi</text:span></text:p>
              <text:p text:style-name="P10"><text:span text:style-name="T4">Ride </text:span><text:span text:style-name="T4">Provid</text:span><text:span text:style-name="T4">er:</text:span></text:p>
              <text:p text:style-name="P10"><text:span text:style-name="T5">Anura</text:span><text:span text:style-name="T5">g </text:span><text:span text:style-name="T5">Sinha</text:span></text:p>
              <text:p text:style-name="P10"><text:span text:style-name="T4">Seats </text:span><text:span text:style-name="T4">Left:</text:span><text:span text:style-name="T5"> 4</text:span></text:p>
              <text:p text:style-name="P10"><text:span text:style-name="T5"/></text:p>
              <text:p text:style-name="P11"><text:span text:style-name="T4">Boo</text:span><text:span text:style-name="T4">k Now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5.5cm" svg:x="12.75cm" svg:y="10.85cm">
              <text:p text:style-name="P10"><text:span text:style-name="T4">R</text:span><text:span text:style-name="T4">i</text:span><text:span text:style-name="T4">d</text:span><text:span text:style-name="T4">e</text:span><text:span text:style-name="T4"> </text:span><text:span text:style-name="T4">N</text:span><text:span text:style-name="T4">a</text:span><text:span text:style-name="T4">m</text:span><text:span text:style-name="T4">e</text:span></text:p>
              <text:p text:style-name="P10"><text:span text:style-name="T4">F</text:span><text:span text:style-name="T4">r</text:span><text:span text:style-name="T4">o</text:span><text:span text:style-name="T4">m</text:span><text:span text:style-name="T5">: </text:span><text:span text:style-name="T5">H</text:span><text:span text:style-name="T5">y</text:span><text:span text:style-name="T5">d</text:span><text:span text:style-name="T5">e</text:span><text:span text:style-name="T5">r</text:span><text:span text:style-name="T5">a</text:span><text:span text:style-name="T5">b</text:span><text:span text:style-name="T5">d</text:span></text:p>
              <text:p text:style-name="P10"><text:span text:style-name="T4">T</text:span><text:span text:style-name="T4">o</text:span><text:span text:style-name="T5">: </text:span><text:span text:style-name="T5">D</text:span><text:span text:style-name="T5">e</text:span><text:span text:style-name="T5">l</text:span><text:span text:style-name="T5">h</text:span><text:span text:style-name="T5">i</text:span></text:p>
              <text:p text:style-name="P10"><text:span text:style-name="T4">R</text:span><text:span text:style-name="T4">i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v</text:span><text:span text:style-name="T4">i</text:span><text:span text:style-name="T4">d</text:span><text:span text:style-name="T4">e</text:span><text:span text:style-name="T4">r</text:span><text:span text:style-name="T4">:</text:span></text:p>
              <text:p text:style-name="P10"><text:span text:style-name="T5">A</text:span><text:span text:style-name="T5">n</text:span><text:span text:style-name="T5">u</text:span><text:span text:style-name="T5">r</text:span><text:span text:style-name="T5">a</text:span><text:span text:style-name="T5">g</text:span><text:span text:style-name="T5"> </text:span><text:span text:style-name="T5">S</text:span><text:span text:style-name="T5">i</text:span><text:span text:style-name="T5">n</text:span><text:span text:style-name="T5">h</text:span><text:span text:style-name="T5">a</text:span></text:p>
              <text:p text:style-name="P10"><text:span text:style-name="T4">S</text:span><text:span text:style-name="T4">e</text:span><text:span text:style-name="T4">a</text:span><text:span text:style-name="T4">t</text:span><text:span text:style-name="T4">s</text:span><text:span text:style-name="T4"> </text:span><text:span text:style-name="T4">L</text:span><text:span text:style-name="T4">e</text:span><text:span text:style-name="T4">f</text:span><text:span text:style-name="T4">t</text:span><text:span text:style-name="T4">:</text:span><text:span text:style-name="T5"> </text:span><text:span text:style-name="T5">4</text:span></text:p>
              <text:p text:style-name="P10"><text:span text:style-name="T5"/></text:p>
              <text:p text:style-name="P11"><text:span text:style-name="T4">B</text:span><text:span text:style-name="T4">o</text:span><text:span text:style-name="T4">o</text:span><text:span text:style-name="T4">k</text:span><text:span text:style-name="T4"> </text:span><text:span text:style-name="T4">N</text:span><text:span text:style-name="T4">o</text:span><text:span text:style-name="T4">w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5.5cm" svg:x="19.5cm" svg:y="10.85cm">
              <text:p text:style-name="P10"><text:span text:style-name="T4">Ride Name</text:span></text:p>
              <text:p text:style-name="P10"><text:span text:style-name="T4">From</text:span><text:span text:style-name="T5">: Hyderabd</text:span></text:p>
              <text:p text:style-name="P10"><text:span text:style-name="T4">To</text:span><text:span text:style-name="T5">: Delhi</text:span></text:p>
              <text:p text:style-name="P10"><text:span text:style-name="T4">Ride Provider:</text:span></text:p>
              <text:p text:style-name="P10"><text:span text:style-name="T5">Anurag Sinha</text:span></text:p>
              <text:p text:style-name="P10"><text:span text:style-name="T4">Seats Left:</text:span><text:span text:style-name="T5"> 4</text:span></text:p>
              <text:p text:style-name="P10"><text:span text:style-name="T5"/></text:p>
              <text:p text:style-name="P11"><text:span text:style-name="T4">Book Now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5.5cm" svg:x="25.75cm" svg:y="10.85cm">
              <text:p text:style-name="P10"><text:span text:style-name="T4">Ride Name</text:span></text:p>
              <text:p text:style-name="P10"><text:span text:style-name="T4">From</text:span><text:span text:style-name="T5">: Hyderabd</text:span></text:p>
              <text:p text:style-name="P10"><text:span text:style-name="T4">To</text:span><text:span text:style-name="T5">: Delhi</text:span></text:p>
              <text:p text:style-name="P10"><text:span text:style-name="T4">Ride Provider:</text:span></text:p>
              <text:p text:style-name="P10"><text:span text:style-name="T5">Anurag Sinha</text:span></text:p>
              <text:p text:style-name="P10"><text:span text:style-name="T4">Seats Left:</text:span><text:span text:style-name="T5"> 4</text:span></text:p>
              <text:p text:style-name="P10"><text:span text:style-name="T5"/></text:p>
              <text:p text:style-name="P11"><text:span text:style-name="T4">Book Now</text:span></text:p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28" draw:layer="layout" svg:width="10cm" svg:height="1cm" svg:x="13.718cm" svg:y="3.75cm">
            <draw:text-box>
              <text:p text:style-name="P27"><text:span text:style-name="T15">Want to Offer a </text:span><text:span text:style-name="T15">New Ride?</text:span></text:p>
            </draw:text-box>
          </draw:frame>
          <draw:g>
            <draw:custom-shape draw:style-name="gr19" draw:text-style-name="P29" draw:layer="layout" svg:width="3.611cm" svg:height="0.603cm" svg:x="18.154cm" svg:y="5.269cm">
              <text:p text:style-name="P29"><text:span text:style-name="T13">Location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24" draw:layer="layout" svg:width="2.257cm" svg:height="0.839cm" svg:x="15.671cm" svg:y="5.251cm">
              <draw:text-box>
                <text:p text:style-name="P23"><text:span text:style-name="T14">From</text:span></text:p>
              </draw:text-box>
            </draw:frame>
            <draw:custom-shape draw:style-name="gr23" draw:text-style-name="P26" draw:layer="layout" svg:width="0.451cm" svg:height="0.346cm" svg:x="21.155cm" svg:y="5.423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FreeSans1" svg:font-family="FreeSans" style:font-pitch="variable"/>
    <style:font-face style:name="Gargi" svg:font-family="Gargi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19T20:14:11.153219379</meta:creation-date>
    <dc:date>2021-01-01T18:49:24.552465620</dc:date>
    <meta:editing-duration>P3DT12H58M12S</meta:editing-duration>
    <meta:editing-cycles>4</meta:editing-cycles>
    <meta:generator>LibreOffice/7.0.2.2$Linux_X86_64 LibreOffice_project/3a01483fc371ab18cfca4bab0d636937da5eaf70</meta:generator>
    <meta:document-statistic meta:object-count="76"/>
  </office:meta>
</office:document-meta>
</file>